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3cb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Arial2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officeooo:paragraph-rsid="01842332" style:font-name-asian="SimSun" style:font-size-asian="10pt" style:font-name-complex="Tahoma" style:font-size-complex="10pt"/>
    </style:style>
    <style:style style:name="P6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size="13pt" officeooo:rsid="006fb9aa" style:font-size-asian="13pt" style:font-size-complex="13pt"/>
    </style:style>
    <style:style style:name="T2" style:family="text">
      <style:text-properties officeooo:rsid="006fb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8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7"/>
          </table:table-cell>
          <table:table-cell table:style-name="Tabella3.D1" table:number-rows-spanned="3" table:number-columns-spanned="2" office:value-type="string">
            <text:p text:style-name="P27"><text:placeholder text:placeholder-type="text">&lt;get_language('SPETT.LE', getLang())&gt;</text:placeholder></text:p>
            <text:p text:style-name="P59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2"/>
          </table:table-cell>
          <table:table-cell table:style-name="Tabella3.D1" table:number-rows-spanned="2" table:number-columns-spanned="2" office:value-type="string">
            <text:p text:style-name="P1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9"/>
          </table:table-cell>
          <table:table-cell table:style-name="Tabella3.D1" office:value-type="string">
            <text:p text:style-name="P1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1"><text:placeholder text:placeholder-type="text">&lt;o.destination_partner_id.state_id.code&gt;</text:placeholder></text:p>
          </table:table-cell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3">U.M.</text:p>
            </table:table-cell>
            <table:table-cell table:style-name="Tabella1.E1" office:value-type="string">
              <text:p text:style-name="P1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2"/>
          </table:table-cell>
          <table:table-cell table:style-name="Tabella1.B3" table:number-columns-spanned="2" office:value-type="string">
            <text:p text:style-name="P2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4"/>
          </table:table-cell>
          <table:table-cell table:style-name="Tabella1.B7" table:number-columns-spanned="2" office:value-type="string">
            <text:p text:style-name="P2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9" office:value-type="string">
            <text:p text:style-name="P3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5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7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certified and company.fsc_from_date&lt;= o.date else ''&gt;</text:placeholder><text:placeholder text:placeholder-type="text">&lt;"\n%s" % company.pefc_report_text if l.product_id.pefc_certified and company.pefc_certified and company.pef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6"><text:placeholder text:placeholder-type="text">&lt;get_language('N.COLLI', getLang())&gt;</text:placeholder></text:p>
          </table:table-cell>
          <table:table-cell table:style-name="Tabella2.A1" office:value-type="string">
            <text:p text:style-name="P1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1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4"><text:placeholder text:placeholder-type="text">&lt;o.partner_id.phone&gt;</text:placeholder></text:p>
          </table:table-cell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4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1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63"><text:span text:style-name="T9"><text:placeholder text:placeholder-type="text">&lt;get_language('MEZZO', getLang())&gt;</text:placeholder></text:span><text:span text:style-name="T12">: </text:span><text:span text:style-name="T8"><text:placeholder text:placeholder-type="text">&lt;o.transportation_method_id.name or ''&gt;</text:placeholder></text:span></text:p>
            <text:p text:style-name="P62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9"/>
          </table:table-cell>
          <table:covered-table-cell/>
          <table:table-cell table:style-name="Tabella2.D2" table:number-columns-spanned="2" office:value-type="string">
            <text:p text:style-name="P5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7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46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17"><text:placeholder text:placeholder-type="text">&lt;get_language('NOTE', getLang())&gt;</text:placeholder></text:p>
            <text:p text:style-name="P18"><text:placeholder text:placeholder-type="text">&lt;if test='o.text_note_post'&gt;</text:placeholder></text:p>
            <text:p text:style-name="P19"><text:placeholder text:placeholder-type="text">&lt;o.text_note_post.strip()&gt;</text:placeholder></text:p>
            <text:p text:style-name="P18"><text:placeholder text:placeholder-type="text">&lt;/if&gt;</text:placeholder></text:p>
            <text:p text:style-name="P55"><text:placeholder text:placeholder-type="text">&lt;('%s\n' % o.print_volume_text) if o.print_volume_text else ''&gt;</text:placeholder><text:placeholder text:placeholder-type="text">&lt;o.note or ''&gt;</text:placeholder><text:span text:style-name="T7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0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 style:shadow="none"/>
    </style:style>
    <style:style style:name="Tabella5.A" style:family="table-column">
      <style:table-column-properties style:column-width="3.889cm" style:rel-column-width="2205*"/>
    </style:style>
    <style:style style:name="Tabella5.B" style:family="table-column">
      <style:table-column-properties style:column-width="15.111cm" style:rel-column-width="856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42332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3pt" officeooo:rsid="006fb9aa" style:font-size-asian="13pt" style:font-size-complex="13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2.5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pan text:style-name="MT1"><text:s text:c="5"/></text:span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draw:frame draw:style-name="Mfr2" draw:name="image:asimage(company.pefc_logo) " text:anchor-type="as-char" svg:width="1.478cm" style:rel-width="40%" svg:height="1.461cm" style:rel-height="scale-min" draw:z-index="2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4"><draw:text-box><text:p text:style-name="Frame_20_contents"/></draw:text-box></draw:frame></text:p>
            </table:table-cell>
            <table:table-cell table:style-name="Tabella5.A1" office:value-type="string">
              <text:p text:style-name="MP8"><text:span text:style-name="MT2">Pag. </text:span><text:span text:style-name="MT2"><text:page-number text:select-page="current">1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18:20.593571382</dc:date>
    <meta:editing-duration>P6DT8H5M21S</meta:editing-duration>
    <meta:editing-cycles>908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295" meta:character-count="3768" meta:non-whitespace-character-count="3530"/>
    <meta:user-defined meta:name="Info 1"/>
    <meta:user-defined meta:name="Info 2"/>
    <meta:user-defined meta:name="Info 3"/>
    <meta:user-defined meta:name="Info 4"/>
  </office:meta>
</office:document-meta>
</file>